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_leader_roundtri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Count</text:p>
          </table:table-cell>
          <table:table-cell office:value-type="string" calcext:value-type="string">
            <text:p>socket_tcp</text:p>
          </table:table-cell>
          <table:table-cell office:value-type="string" calcext:value-type="string">
            <text:p>mpi_infini</text:p>
          </table:table-cell>
          <table:table-cell office:value-type="string" calcext:value-type="string">
            <text:p>mpi_tc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8.1" calcext:value-type="float">
            <text:p>8.1</text:p>
          </table:table-cell>
          <table:table-cell office:value-type="float" office:value="9.94" calcext:value-type="float">
            <text:p>9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3" calcext:value-type="float">
            <text:p>2.63</text:p>
          </table:table-cell>
          <table:table-cell office:value-type="float" office:value="9.43" calcext:value-type="float">
            <text:p>9.43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1" calcext:value-type="float">
            <text:p>2.81</text:p>
          </table:table-cell>
          <table:table-cell office:value-type="float" office:value="2.87" calcext:value-type="float">
            <text:p>2.8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3" calcext:value-type="float">
            <text:p>3.23</text:p>
          </table:table-cell>
          <table:table-cell office:value-type="float" office:value="3.12" calcext:value-type="float">
            <text:p>3.12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6" calcext:value-type="float">
            <text:p>3.46</text:p>
          </table:table-cell>
          <table:table-cell office:value-type="float" office:value="2.86" calcext:value-type="float">
            <text:p>2.86</text:p>
          </table:table-cell>
          <table:table-cell office:value-type="float" office:value="12.6" calcext:value-type="float">
            <text:p>12.6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66.84pt" svg:y="2.83pt">
            <loext:p draw:notify-on-update-of-ranges="latency_leader_roundtrip.A2:latency_leader_roundtrip.A6 latency_leader_roundtrip.B1:latency_leader_roundtrip.B1 latency_leader_roundtrip.B2:latency_leader_roundtrip.B6 latency_leader_roundtrip.C1:latency_leader_roundtrip.C1 latency_leader_roundtrip.C2:latency_leader_roundtrip.C6 latency_leader_roundtrip.D1:latency_leader_roundtrip.D1 latency_leader_roundtrip.D2:latency_leader_roundtrip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7">00/00/0000</text:date>, <text:time style:data-style-name="N2" text:time-value="09:57:04.4314129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8-04-07T09:57:21.874448359</dc:date>
    <meta:editing-duration>PT6M22S</meta:editing-duration>
    <meta:editing-cycles>5</meta:editing-cycles>
    <meta:document-statistic meta:table-count="2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782cm" style:legend-expansion="high" chart:style-name="ch2"/>
        <chart:plot-area chart:style-name="ch3" table:cell-range-address="latency_leader_roundtrip.A2:latency_leader_roundtrip.D6 latency_leader_roundtrip.B1:latency_leader_roundtrip.D1" chart:data-source-has-labels="both" svg:x="0.32cm" svg:y="0.18cm" svg:width="12.323cm" svg:height="8.64cm">
          <chartooo:coordinate-region svg:x="0.756cm" svg:y="0.354cm" svg:width="11.608cm" svg:height="7.872cm"/>
          <chart:axis chart:dimension="x" chart:name="primary-x" chart:style-name="ch4" chartooo:axis-type="auto">
            <chartooo:date-scale/>
            <chart:categories table:cell-range-address="latency_leader_roundtrip.A2:latency_leader_roundtrip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atency_leader_roundtrip.B2:latency_leader_roundtrip.B6" chart:label-cell-address="latency_leader_roundtrip.B1:latency_leader_roundtrip.B1" chart:class="chart:line">
            <chart:data-point chart:repeated="5"/>
          </chart:series>
          <chart:series chart:style-name="ch7" chart:values-cell-range-address="latency_leader_roundtrip.C2:latency_leader_roundtrip.C6" chart:label-cell-address="latency_leader_roundtrip.C1:latency_leader_roundtrip.C1" chart:class="chart:line">
            <chart:data-point chart:repeated="5"/>
          </chart:series>
          <chart:series chart:style-name="ch8" chart:values-cell-range-address="latency_leader_roundtrip.D2:latency_leader_roundtrip.D6" chart:label-cell-address="latency_leader_roundtrip.D1:latency_leader_roundtrip.D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_tcp</text:p>
                <draw:g>
                  <svg:desc>latency_leader_roundtrip.B1:latency_leader_roundtrip.B1</svg:desc>
                </draw:g>
              </table:table-cell>
              <table:table-cell office:value-type="string">
                <text:p>mpi_infini</text:p>
                <draw:g>
                  <svg:desc>latency_leader_roundtrip.C1:latency_leader_roundtrip.C1</svg:desc>
                </draw:g>
              </table:table-cell>
              <table:table-cell office:value-type="string">
                <text:p>mpi_tcp</text:p>
                <draw:g>
                  <svg:desc>latency_leader_roundtrip.D1:latency_leader_roundtrip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atency_leader_roundtrip.A2:latency_leader_roundtrip.A6</svg:desc>
                </draw:g>
              </table:table-cell>
              <table:table-cell office:value-type="float" office:value="1.9">
                <text:p>1.9</text:p>
                <draw:g>
                  <svg:desc>latency_leader_roundtrip.B2:latency_leader_roundtrip.B6</svg:desc>
                </draw:g>
              </table:table-cell>
              <table:table-cell office:value-type="float" office:value="8.1">
                <text:p>8.1</text:p>
                <draw:g>
                  <svg:desc>latency_leader_roundtrip.C2:latency_leader_roundtrip.C6</svg:desc>
                </draw:g>
              </table:table-cell>
              <table:table-cell office:value-type="float" office:value="9.94">
                <text:p>9.94</text:p>
                <draw:g>
                  <svg:desc>latency_leader_roundtrip.D2:latency_leader_roundtrip.D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3">
                <text:p>2.63</text:p>
              </table:table-cell>
              <table:table-cell office:value-type="float" office:value="9.43">
                <text:p>9.4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81">
                <text:p>2.81</text:p>
              </table:table-cell>
              <table:table-cell office:value-type="float" office:value="2.87">
                <text:p>2.8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3">
                <text:p>3.23</text:p>
              </table:table-cell>
              <table:table-cell office:value-type="float" office:value="3.12">
                <text:p>3.12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46">
                <text:p>3.46</text:p>
              </table:table-cell>
              <table:table-cell office:value-type="float" office:value="2.86">
                <text:p>2.86</text:p>
              </table:table-cell>
              <table:table-cell office:value-type="float" office:value="12.6">
                <text:p>1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